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106779" officeooo:paragraph-rsid="00106779" style:font-weight-asian="bold" style:font-weight-complex="bold"/>
    </style:style>
    <style:style style:name="P3" style:family="paragraph" style:parent-style-name="Standard">
      <style:text-properties fo:font-weight="bold" officeooo:rsid="00106779" officeooo:paragraph-rsid="00106779" style:font-weight-asian="bold" style:font-weight-complex="bold"/>
    </style:style>
    <style:style style:name="P4" style:family="paragraph" style:parent-style-name="Standard">
      <style:text-properties officeooo:paragraph-rsid="00106779"/>
    </style:style>
    <style:style style:name="P5" style:family="paragraph" style:parent-style-name="Standard">
      <style:text-properties fo:font-weight="normal" officeooo:rsid="00106779" officeooo:paragraph-rsid="00106779" style:font-weight-asian="normal" style:font-weight-complex="normal"/>
    </style:style>
    <style:style style:name="P6" style:family="paragraph" style:parent-style-name="Standard">
      <style:text-properties officeooo:rsid="00106779" officeooo:paragraph-rsid="00106779"/>
    </style:style>
    <style:style style:name="T1" style:family="text">
      <style:text-properties officeooo:rsid="00106779"/>
    </style:style>
    <style:style style:name="T2" style:family="text">
      <style:text-properties officeooo:rsid="00132c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/>
      <text:p text:style-name="P1">Experiment No: 0<text:span text:style-name="T1">2</text:span></text:p>
      <text:p text:style-name="P1">Experiment Name: First<text:span text:style-name="T1"> and Follow</text:span></text:p>
      <text:p text:style-name="P1">Date: <text:span text:style-name="T1">10/10/2022</text:span></text:p>
      <text:p text:style-name="P1">Author: Melvin Thomas</text:p>
      <text:p text:style-name="Standard"/>
      <text:p text:style-name="Standard">*/</text:p>
      <text:p text:style-name="Standard"/>
      <text:p text:style-name="P6">PROGRAM</text:p>
      <text:p text:style-name="P4">---------------------</text:p>
      <text:p text:style-name="P4"/>
      <text:p text:style-name="P4"/>
      <text:p text:style-name="Standard">// C program to calculate the First and</text:p>
      <text:p text:style-name="Standard">// Follow sets of a given grammar</text:p>
      <text:p text:style-name="Standard">#include&lt;stdio.h&gt;</text:p>
      <text:p text:style-name="Standard">#include&lt;ctype.h&gt;</text:p>
      <text:p text:style-name="Standard">#include&lt;string.h&gt;</text:p>
      <text:p text:style-name="Standard"/>
      <text:p text:style-name="Standard">// Functions to calculate Follow</text:p>
      <text:p text:style-name="Standard">void followfirst(char, int, int);</text:p>
      <text:p text:style-name="Standard">void follow(char c);</text:p>
      <text:p text:style-name="Standard"/>
      <text:p text:style-name="Standard">// Function to calculate First</text:p>
      <text:p text:style-name="Standard">void findfirst(char, int, int);</text:p>
      <text:p text:style-name="Standard"/>
      <text:p text:style-name="Standard">int count, n = 0;</text:p>
      <text:p text:style-name="Standard"/>
      <text:p text:style-name="Standard">// Stores the final result</text:p>
      <text:p text:style-name="Standard">// of the First Sets</text:p>
      <text:p text:style-name="Standard">char calc_first[10][100];</text:p>
      <text:p text:style-name="Standard"/>
      <text:p text:style-name="Standard">// Stores the final result</text:p>
      <text:p text:style-name="Standard">// of the Follow Sets</text:p>
      <text:p text:style-name="Standard">char calc_follow[10][100];</text:p>
      <text:p text:style-name="Standard">int m = 0;</text:p>
      <text:p text:style-name="Standard"/>
      <text:p text:style-name="Standard">// Stores the production rules</text:p>
      <text:p text:style-name="Standard">char production[10][10];</text:p>
      <text:p text:style-name="Standard">char f[10], first[10];</text:p>
      <text:p text:style-name="Standard">int k;</text:p>
      <text:p text:style-name="Standard">char ck;</text:p>
      <text:p text:style-name="Standard">int e;</text:p>
      <text:p text:style-name="Standard"/>
      <text:p text:style-name="Standard">int main(int argc, char **argv)</text:p>
      <text:p text:style-name="Standard">{</text:p>
      <text:p text:style-name="Standard"><text:tab/>int jm = 0;</text:p>
      <text:p text:style-name="Standard"><text:tab/>int km = 0;</text:p>
      <text:p text:style-name="Standard"><text:tab/>int i, choice;</text:p>
      <text:p text:style-name="Standard"><text:tab/>char c, ch;</text:p>
      <text:p text:style-name="Standard"><text:tab/></text:p>
      <text:p text:style-name="Standard"><text:tab/>printf("Enter the number of production rules<text:tab/>: ");</text:p>
      <text:p text:style-name="Standard"><text:soft-page-break/><text:tab/>scanf("%d",&amp;count);</text:p>
      <text:p text:style-name="Standard"><text:tab/></text:p>
      <text:p text:style-name="Standard"><text:tab/>for(int i=0;i&lt;count;i++)</text:p>
      <text:p text:style-name="Standard"><text:tab/>{</text:p>
      <text:p text:style-name="Standard"><text:tab/><text:tab/>scanf("%s",production[i]);</text:p>
      <text:p text:style-name="Standard"><text:tab/>}</text:p>
      <text:p text:style-name="Standard"><text:tab/></text:p>
      <text:p text:style-name="Standard"><text:tab/>int kay;</text:p>
      <text:p text:style-name="Standard"><text:tab/>char done[count];</text:p>
      <text:p text:style-name="Standard"><text:tab/>int ptr = -1;</text:p>
      <text:p text:style-name="Standard"><text:tab/></text:p>
      <text:p text:style-name="Standard"><text:tab/>// Initializing the calc_first array</text:p>
      <text:p text:style-name="Standard"><text:tab/>for(k = 0; k &lt; count; k++) {</text:p>
      <text:p text:style-name="Standard"><text:tab/><text:tab/>for(kay = 0; kay &lt; 100; kay++) {</text:p>
      <text:p text:style-name="Standard"><text:tab/><text:tab/><text:tab/>calc_first[k][kay] = '!';</text:p>
      <text:p text:style-name="Standard"><text:tab/><text:tab/>}</text:p>
      <text:p text:style-name="Standard"><text:tab/>}</text:p>
      <text:p text:style-name="Standard"><text:tab/>int point1 = 0, point2, xxx;</text:p>
      <text:p text:style-name="Standard"><text:tab/></text:p>
      <text:p text:style-name="Standard"><text:tab/>for(k = 0; k &lt; count; k++)</text:p>
      <text:p text:style-name="Standard"><text:tab/>{</text:p>
      <text:p text:style-name="Standard"><text:tab/><text:tab/>c = production[k][0];</text:p>
      <text:p text:style-name="Standard"><text:tab/><text:tab/>point2 = 0;</text:p>
      <text:p text:style-name="Standard"><text:tab/><text:tab/>xxx = 0;</text:p>
      <text:p text:style-name="Standard"><text:tab/><text:tab/></text:p>
      <text:p text:style-name="Standard"><text:tab/><text:tab/>// Checking if First of c has</text:p>
      <text:p text:style-name="Standard"><text:tab/><text:tab/>// already been calculated</text:p>
      <text:p text:style-name="Standard"><text:tab/><text:tab/>for(kay = 0; kay &lt;= ptr; kay++)</text:p>
      <text:p text:style-name="Standard"><text:tab/><text:tab/><text:tab/>if(c == done[kay])</text:p>
      <text:p text:style-name="Standard"><text:tab/><text:tab/><text:tab/><text:tab/>xxx = 1;</text:p>
      <text:p text:style-name="Standard"><text:tab/><text:tab/><text:tab/><text:tab/></text:p>
      <text:p text:style-name="Standard"><text:tab/><text:tab/>if (xxx == 1)</text:p>
      <text:p text:style-name="Standard"><text:tab/><text:tab/><text:tab/>continue;</text:p>
      <text:p text:style-name="Standard"><text:tab/><text:tab/></text:p>
      <text:p text:style-name="Standard"><text:tab/><text:tab/>// Function call</text:p>
      <text:p text:style-name="Standard"><text:tab/><text:tab/>findfirst(c, 0, 0);</text:p>
      <text:p text:style-name="Standard"><text:tab/><text:tab/>ptr += 1;</text:p>
      <text:p text:style-name="Standard"><text:tab/><text:tab/></text:p>
      <text:p text:style-name="Standard"><text:tab/><text:tab/>// Adding c to the calculated list</text:p>
      <text:p text:style-name="Standard"><text:tab/><text:tab/>done[ptr] = c;</text:p>
      <text:p text:style-name="Standard"><text:tab/><text:tab/>printf("\n First(%c) = { ", c);</text:p>
      <text:p text:style-name="Standard"><text:tab/><text:tab/>calc_first[point1][point2++] = c;</text:p>
      <text:p text:style-name="Standard"><text:tab/><text:tab/></text:p>
      <text:p text:style-name="Standard"><text:tab/><text:tab/>// Printing the First Sets of the grammar</text:p>
      <text:p text:style-name="Standard"><text:tab/><text:tab/>for(i = 0 + jm; i &lt; n; i++) {</text:p>
      <text:p text:style-name="Standard"><text:tab/><text:tab/><text:tab/>int lark = 0, chk = 0;</text:p>
      <text:p text:style-name="Standard"><text:tab/><text:tab/><text:tab/></text:p>
      <text:p text:style-name="Standard"><text:tab/><text:tab/><text:tab/>for(lark = 0; lark &lt; point2; lark++) {</text:p>
      <text:p text:style-name="Standard"><text:tab/><text:tab/><text:tab/><text:tab/></text:p>
      <text:p text:style-name="Standard"><text:tab/><text:tab/><text:tab/><text:tab/>if (first[i] == calc_first[point1][lark])</text:p>
      <text:p text:style-name="Standard"><text:tab/><text:tab/><text:tab/><text:tab/>{</text:p>
      <text:p text:style-name="Standard"><text:tab/><text:tab/><text:tab/><text:tab/><text:tab/>chk = 1;</text:p>
      <text:p text:style-name="Standard"><text:soft-page-break/><text:tab/><text:tab/><text:tab/><text:tab/><text:tab/>break;</text:p>
      <text:p text:style-name="Standard"><text:tab/><text:tab/><text:tab/><text:tab/>}</text:p>
      <text:p text:style-name="Standard"><text:tab/><text:tab/><text:tab/>}</text:p>
      <text:p text:style-name="Standard"><text:tab/><text:tab/><text:tab/>if(chk == 0)</text:p>
      <text:p text:style-name="Standard"><text:tab/><text:tab/><text:tab/>{</text:p>
      <text:p text:style-name="Standard"><text:tab/><text:tab/><text:tab/><text:tab/>printf("%c, ", first[i]);</text:p>
      <text:p text:style-name="Standard"><text:tab/><text:tab/><text:tab/><text:tab/>calc_first[point1][point2++] = first[i];</text:p>
      <text:p text:style-name="Standard"><text:tab/><text:tab/><text:tab/>}</text:p>
      <text:p text:style-name="Standard"><text:tab/><text:tab/>}</text:p>
      <text:p text:style-name="Standard"><text:tab/><text:tab/>printf("}");</text:p>
      <text:p text:style-name="Standard"><text:tab/><text:tab/>jm = n;</text:p>
      <text:p text:style-name="Standard"><text:tab/><text:tab/>point1++;</text:p>
      <text:p text:style-name="Standard"><text:tab/>}</text:p>
      <text:p text:style-name="Standard"><text:tab/>printf("\n\n");</text:p>
      <text:p text:style-name="Standard"><text:tab/>char donee[count];</text:p>
      <text:p text:style-name="Standard"><text:tab/>ptr = -1;</text:p>
      <text:p text:style-name="Standard"><text:tab/></text:p>
      <text:p text:style-name="Standard"><text:tab/>// Initializing the calc_follow array</text:p>
      <text:p text:style-name="Standard"><text:tab/>for(k = 0; k &lt; count; k++) {</text:p>
      <text:p text:style-name="Standard"><text:tab/><text:tab/>for(kay = 0; kay &lt; 100; kay++) {</text:p>
      <text:p text:style-name="Standard"><text:tab/><text:tab/><text:tab/>calc_follow[k][kay] = '!';</text:p>
      <text:p text:style-name="Standard"><text:tab/><text:tab/>}</text:p>
      <text:p text:style-name="Standard"><text:tab/>}</text:p>
      <text:p text:style-name="Standard"><text:tab/>point1 = 0;</text:p>
      <text:p text:style-name="Standard"><text:tab/>int land = 0;</text:p>
      <text:p text:style-name="Standard"><text:tab/>for(e = 0; e &lt; count; e++)</text:p>
      <text:p text:style-name="Standard"><text:tab/>{</text:p>
      <text:p text:style-name="Standard"><text:tab/><text:tab/>ck = production[e][0];</text:p>
      <text:p text:style-name="Standard"><text:tab/><text:tab/>point2 = 0;</text:p>
      <text:p text:style-name="Standard"><text:tab/><text:tab/>xxx = 0;</text:p>
      <text:p text:style-name="Standard"><text:tab/><text:tab/></text:p>
      <text:p text:style-name="Standard"><text:tab/><text:tab/>// Checking if Follow of ck</text:p>
      <text:p text:style-name="Standard"><text:tab/><text:tab/>// has already been calculated</text:p>
      <text:p text:style-name="Standard"><text:tab/><text:tab/>for(kay = 0; kay &lt;= ptr; kay++)</text:p>
      <text:p text:style-name="Standard"><text:tab/><text:tab/><text:tab/>if(ck == donee[kay])</text:p>
      <text:p text:style-name="Standard"><text:tab/><text:tab/><text:tab/><text:tab/>xxx = 1;</text:p>
      <text:p text:style-name="Standard"><text:tab/><text:tab/><text:tab/><text:tab/></text:p>
      <text:p text:style-name="Standard"><text:tab/><text:tab/>if (xxx == 1)</text:p>
      <text:p text:style-name="Standard"><text:tab/><text:tab/><text:tab/>continue;</text:p>
      <text:p text:style-name="Standard"><text:tab/><text:tab/>land += 1;</text:p>
      <text:p text:style-name="Standard"><text:tab/><text:tab/></text:p>
      <text:p text:style-name="Standard"><text:tab/><text:tab/>// Function call</text:p>
      <text:p text:style-name="Standard"><text:tab/><text:tab/>follow(ck);</text:p>
      <text:p text:style-name="Standard"><text:tab/><text:tab/>ptr += 1;</text:p>
      <text:p text:style-name="Standard"><text:tab/><text:tab/></text:p>
      <text:p text:style-name="Standard"><text:tab/><text:tab/>// Adding ck to the calculated list</text:p>
      <text:p text:style-name="Standard"><text:tab/><text:tab/>donee[ptr] = ck;</text:p>
      <text:p text:style-name="Standard"><text:tab/><text:tab/>printf(" Follow(%c) = { ", ck);</text:p>
      <text:p text:style-name="Standard"><text:tab/><text:tab/>calc_follow[point1][point2++] = ck;</text:p>
      <text:p text:style-name="Standard"><text:tab/><text:tab/></text:p>
      <text:p text:style-name="Standard"><text:tab/><text:tab/>// Printing the Follow Sets of the grammar</text:p>
      <text:p text:style-name="Standard"><text:tab/><text:tab/>for(i = 0 + km; i &lt; m; i++) {</text:p>
      <text:p text:style-name="Standard"><text:soft-page-break/><text:tab/><text:tab/><text:tab/>int lark = 0, chk = 0;</text:p>
      <text:p text:style-name="Standard"><text:tab/><text:tab/><text:tab/>for(lark = 0; lark &lt; point2; lark++)</text:p>
      <text:p text:style-name="Standard"><text:tab/><text:tab/><text:tab/>{</text:p>
      <text:p text:style-name="Standard"><text:tab/><text:tab/><text:tab/><text:tab/>if (f[i] == calc_follow[point1][lark])</text:p>
      <text:p text:style-name="Standard"><text:tab/><text:tab/><text:tab/><text:tab/>{</text:p>
      <text:p text:style-name="Standard"><text:tab/><text:tab/><text:tab/><text:tab/><text:tab/>chk = 1;</text:p>
      <text:p text:style-name="Standard"><text:tab/><text:tab/><text:tab/><text:tab/><text:tab/>break;</text:p>
      <text:p text:style-name="Standard"><text:tab/><text:tab/><text:tab/><text:tab/>}</text:p>
      <text:p text:style-name="Standard"><text:tab/><text:tab/><text:tab/>}</text:p>
      <text:p text:style-name="Standard"><text:tab/><text:tab/><text:tab/>if(chk == 0)</text:p>
      <text:p text:style-name="Standard"><text:tab/><text:tab/><text:tab/>{</text:p>
      <text:p text:style-name="Standard"><text:tab/><text:tab/><text:tab/><text:tab/>printf("%c, ", f[i]);</text:p>
      <text:p text:style-name="Standard"><text:tab/><text:tab/><text:tab/><text:tab/>calc_follow[point1][point2++] = f[i];</text:p>
      <text:p text:style-name="Standard"><text:tab/><text:tab/><text:tab/>}</text:p>
      <text:p text:style-name="Standard"><text:tab/><text:tab/>}</text:p>
      <text:p text:style-name="Standard"><text:tab/><text:tab/>printf(" }\n");</text:p>
      <text:p text:style-name="Standard"><text:tab/><text:tab/>km = m;</text:p>
      <text:p text:style-name="Standard"><text:tab/><text:tab/>point1++;</text:p>
      <text:p text:style-name="Standard"><text:tab/>}</text:p>
      <text:p text:style-name="Standard">}</text:p>
      <text:p text:style-name="Standard"/>
      <text:p text:style-name="Standard">void follow(char c)</text:p>
      <text:p text:style-name="Standard">{</text:p>
      <text:p text:style-name="Standard"><text:tab/>int i, j;</text:p>
      <text:p text:style-name="Standard"><text:tab/></text:p>
      <text:p text:style-name="Standard"><text:tab/>// Adding "$" to the follow</text:p>
      <text:p text:style-name="Standard"><text:tab/>// set of the start symbol</text:p>
      <text:p text:style-name="Standard"><text:tab/>if(production[0][0] == c) {</text:p>
      <text:p text:style-name="Standard"><text:tab/><text:tab/>f[m++] = '$';</text:p>
      <text:p text:style-name="Standard"><text:tab/>}</text:p>
      <text:p text:style-name="Standard"><text:tab/>for(i = 0; i &lt; 10; i++)</text:p>
      <text:p text:style-name="Standard"><text:tab/>{</text:p>
      <text:p text:style-name="Standard"><text:tab/><text:tab/>for(j = 2;j &lt; 10; j++)</text:p>
      <text:p text:style-name="Standard"><text:tab/><text:tab/>{</text:p>
      <text:p text:style-name="Standard"><text:tab/><text:tab/><text:tab/>if(production[i][j] == c)</text:p>
      <text:p text:style-name="Standard"><text:tab/><text:tab/><text:tab/>{</text:p>
      <text:p text:style-name="Standard"><text:tab/><text:tab/><text:tab/><text:tab/>if(production[i][j+1] != '\0')</text:p>
      <text:p text:style-name="Standard"><text:tab/><text:tab/><text:tab/><text:tab/>{</text:p>
      <text:p text:style-name="Standard"><text:tab/><text:tab/><text:tab/><text:tab/><text:tab/>// Calculate the first of the next</text:p>
      <text:p text:style-name="Standard"><text:tab/><text:tab/><text:tab/><text:tab/><text:tab/>// Non-Terminal in the production</text:p>
      <text:p text:style-name="Standard"><text:tab/><text:tab/><text:tab/><text:tab/><text:tab/>followfirst(production[i][j+1], i, (j+2));</text:p>
      <text:p text:style-name="Standard"><text:tab/><text:tab/><text:tab/><text:tab/>}</text:p>
      <text:p text:style-name="Standard"><text:tab/><text:tab/><text:tab/><text:tab/></text:p>
      <text:p text:style-name="Standard"><text:tab/><text:tab/><text:tab/><text:tab/>if(production[i][j+1]=='\0' &amp;&amp; c!=production[i][0])</text:p>
      <text:p text:style-name="Standard"><text:tab/><text:tab/><text:tab/><text:tab/>{</text:p>
      <text:p text:style-name="Standard"><text:tab/><text:tab/><text:tab/><text:tab/><text:tab/>// Calculate the follow of the Non-Terminal</text:p>
      <text:p text:style-name="Standard"><text:tab/><text:tab/><text:tab/><text:tab/><text:tab/>// in the L.H.S. of the production</text:p>
      <text:p text:style-name="Standard"><text:tab/><text:tab/><text:tab/><text:tab/><text:tab/>follow(production[i][0]);</text:p>
      <text:p text:style-name="Standard"><text:tab/><text:tab/><text:tab/><text:tab/>}</text:p>
      <text:p text:style-name="Standard"><text:tab/><text:tab/><text:tab/>}</text:p>
      <text:p text:style-name="Standard"><text:tab/><text:tab/>}</text:p>
      <text:p text:style-name="Standard"><text:tab/>}</text:p>
      <text:p text:style-name="Standard"><text:soft-page-break/>}</text:p>
      <text:p text:style-name="Standard"/>
      <text:p text:style-name="Standard">void findfirst(char c, int q1, int q2)</text:p>
      <text:p text:style-name="Standard">{</text:p>
      <text:p text:style-name="Standard"><text:tab/>int j;</text:p>
      <text:p text:style-name="Standard"><text:tab/></text:p>
      <text:p text:style-name="Standard"><text:tab/>// The case where we</text:p>
      <text:p text:style-name="Standard"><text:tab/>// encounter a Terminal</text:p>
      <text:p text:style-name="Standard"><text:tab/>if(!(isupper(c))) {</text:p>
      <text:p text:style-name="Standard"><text:tab/><text:tab/>first[n++] = c;</text:p>
      <text:p text:style-name="Standard"><text:tab/>}</text:p>
      <text:p text:style-name="Standard"><text:tab/>for(j = 0; j &lt; count; j++)</text:p>
      <text:p text:style-name="Standard"><text:tab/>{</text:p>
      <text:p text:style-name="Standard"><text:tab/><text:tab/>if(production[j][0] == c &amp;&amp; j!=q1)</text:p>
      <text:p text:style-name="Standard"><text:tab/><text:tab/>{</text:p>
      <text:p text:style-name="Standard"><text:tab/><text:tab/><text:tab/>if(production[j][2] == '#')</text:p>
      <text:p text:style-name="Standard"><text:tab/><text:tab/><text:tab/>{</text:p>
      <text:p text:style-name="Standard"><text:tab/><text:tab/><text:tab/><text:tab/>if(production[q1][q2] == '\0')</text:p>
      <text:p text:style-name="Standard"><text:tab/><text:tab/><text:tab/><text:tab/><text:tab/>first[n++] = '#';</text:p>
      <text:p text:style-name="Standard"><text:tab/><text:tab/><text:tab/><text:tab/>else if(production[q1][q2] != '\0'</text:p>
      <text:p text:style-name="Standard"><text:tab/><text:tab/><text:tab/><text:tab/><text:tab/><text:tab/>&amp;&amp; (q1 != 0 || q2 != 0))</text:p>
      <text:p text:style-name="Standard"><text:tab/><text:tab/><text:tab/><text:tab/>{</text:p>
      <text:p text:style-name="Standard"><text:tab/><text:tab/><text:tab/><text:tab/><text:tab/>// Recursion to calculate First of New</text:p>
      <text:p text:style-name="Standard"><text:tab/><text:tab/><text:tab/><text:tab/><text:tab/>// Non-Terminal we encounter after epsilon</text:p>
      <text:p text:style-name="Standard"><text:tab/><text:tab/><text:tab/><text:tab/><text:tab/>findfirst(production[q1][q2], q1, (q2+1));</text:p>
      <text:p text:style-name="Standard"><text:tab/><text:tab/><text:tab/><text:tab/>}</text:p>
      <text:p text:style-name="Standard"><text:tab/><text:tab/><text:tab/><text:tab/>else</text:p>
      <text:p text:style-name="Standard"><text:tab/><text:tab/><text:tab/><text:tab/><text:tab/>first[n++] = '#';</text:p>
      <text:p text:style-name="Standard"><text:tab/><text:tab/><text:tab/>}</text:p>
      <text:p text:style-name="Standard"><text:tab/><text:tab/><text:tab/>else if(!isupper(production[j][2]))</text:p>
      <text:p text:style-name="Standard"><text:tab/><text:tab/><text:tab/>{</text:p>
      <text:p text:style-name="Standard"><text:tab/><text:tab/><text:tab/><text:tab/>first[n++] = production[j][2]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// Recursion to calculate First of</text:p>
      <text:p text:style-name="Standard"><text:tab/><text:tab/><text:tab/><text:tab/>// New Non-Terminal we encounter</text:p>
      <text:p text:style-name="Standard"><text:tab/><text:tab/><text:tab/><text:tab/>// at the beginning</text:p>
      <text:p text:style-name="Standard"><text:tab/><text:tab/><text:tab/><text:tab/>findfirst(production[j][2], j, 3);</text:p>
      <text:p text:style-name="Standard"><text:tab/><text:tab/><text:tab/>}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void followfirst(char c, int c1, int c2)</text:p>
      <text:p text:style-name="Standard">{</text:p>
      <text:p text:style-name="Standard"><text:tab/>int k;</text:p>
      <text:p text:style-name="Standard"><text:tab/></text:p>
      <text:p text:style-name="Standard"><text:tab/>// The case where we encounter</text:p>
      <text:p text:style-name="Standard"><text:tab/>// a Terminal</text:p>
      <text:p text:style-name="Standard"><text:tab/>if(!(isupper(c)))</text:p>
      <text:p text:style-name="Standard"><text:tab/><text:tab/>f[m++] = c;</text:p>
      <text:p text:style-name="Standard"><text:soft-page-break/><text:tab/>else</text:p>
      <text:p text:style-name="Standard"><text:tab/>{</text:p>
      <text:p text:style-name="Standard"><text:tab/><text:tab/>int i = 0, j = 1;</text:p>
      <text:p text:style-name="Standard"><text:tab/><text:tab/>for(i = 0; i &lt; count; i++)</text:p>
      <text:p text:style-name="Standard"><text:tab/><text:tab/>{</text:p>
      <text:p text:style-name="Standard"><text:tab/><text:tab/><text:tab/>if(calc_first[i][0] == c)</text:p>
      <text:p text:style-name="Standard"><text:tab/><text:tab/><text:tab/><text:tab/>break;</text:p>
      <text:p text:style-name="Standard"><text:tab/><text:tab/>}</text:p>
      <text:p text:style-name="Standard"><text:tab/><text:tab/></text:p>
      <text:p text:style-name="Standard"><text:tab/><text:tab/>//Including the First set of the</text:p>
      <text:p text:style-name="Standard"><text:tab/><text:tab/>// Non-Terminal in the Follow of</text:p>
      <text:p text:style-name="Standard"><text:tab/><text:tab/>// the original query</text:p>
      <text:p text:style-name="Standard"><text:tab/><text:tab/>while(calc_first[i][j] != '!')</text:p>
      <text:p text:style-name="Standard"><text:tab/><text:tab/>{</text:p>
      <text:p text:style-name="Standard"><text:tab/><text:tab/><text:tab/>if(calc_first[i][j] != '#')</text:p>
      <text:p text:style-name="Standard"><text:tab/><text:tab/><text:tab/>{</text:p>
      <text:p text:style-name="Standard"><text:tab/><text:tab/><text:tab/><text:tab/>f[m++] = calc_first[i][j]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if(production[c1][c2] == '\0')</text:p>
      <text:p text:style-name="Standard"><text:tab/><text:tab/><text:tab/><text:tab/>{</text:p>
      <text:p text:style-name="Standard"><text:tab/><text:tab/><text:tab/><text:tab/><text:tab/>// Case where we reach the</text:p>
      <text:p text:style-name="Standard"><text:tab/><text:tab/><text:tab/><text:tab/><text:tab/>// end of a production</text:p>
      <text:p text:style-name="Standard"><text:tab/><text:tab/><text:tab/><text:tab/><text:tab/>follow(production[c1][0]);</text:p>
      <text:p text:style-name="Standard"><text:tab/><text:tab/><text:tab/><text:tab/>}</text:p>
      <text:p text:style-name="Standard"><text:tab/><text:tab/><text:tab/><text:tab/>else</text:p>
      <text:p text:style-name="Standard"><text:tab/><text:tab/><text:tab/><text:tab/>{</text:p>
      <text:p text:style-name="Standard"><text:tab/><text:tab/><text:tab/><text:tab/><text:tab/>// Recursion to the next symbol</text:p>
      <text:p text:style-name="Standard"><text:tab/><text:tab/><text:tab/><text:tab/><text:tab/>// in case we encounter a "#"</text:p>
      <text:p text:style-name="Standard"><text:tab/><text:tab/><text:tab/><text:tab/><text:tab/>followfirst(production[c1][c2], c1, c2+1);</text:p>
      <text:p text:style-name="Standard"><text:tab/><text:tab/><text:tab/><text:tab/>}</text:p>
      <text:p text:style-name="Standard"><text:tab/><text:tab/><text:tab/>}</text:p>
      <text:p text:style-name="Standard"><text:tab/><text:tab/><text:tab/>j++;</text:p>
      <text:p text:style-name="Standard"><text:tab/><text:tab/>}</text:p>
      <text:p text:style-name="Standard"><text:tab/>}</text:p>
      <text:p text:style-name="Standard">}</text:p>
      <text:p text:style-name="P2">OUTPUT</text:p>
      <text:p text:style-name="P3"/>
      <text:p text:style-name="P5">cs-db-22@csdb22:~/melvin/codes/exp2$ ./a.out </text:p>
      <text:p text:style-name="P5">Enter the number of production rules <text:s text:c="3"/>: 7</text:p>
      <text:p text:style-name="P5">E=E+T</text:p>
      <text:p text:style-name="P5">E=T</text:p>
      <text:p text:style-name="P5">T=T*F</text:p>
      <text:p text:style-name="P5">T=F</text:p>
      <text:p text:style-name="P5">F=(E)</text:p>
      <text:p text:style-name="P5">F=a</text:p>
      <text:p text:style-name="P5">F=b</text:p>
      <text:p text:style-name="P5"/>
      <text:p text:style-name="P5"><text:s/>First(E) = { (, a, b, }</text:p>
      <text:p text:style-name="P5"><text:s/>First(T) = { (, a, b, }</text:p>
      <text:p text:style-name="P5"><text:s/>First(F) = { (, a, b, }</text:p>
      <text:p text:style-name="P5"/>
      <text:p text:style-name="P5"><text:s/>Follow(E) = { $, +, ), <text:s/>}</text:p>
      <text:p text:style-name="P5"><text:s/>Follow(T) = { $, +, ), *, <text:s/>}</text:p>
      <text:p text:style-name="P5"><text:s/>Follow(F) = { $, +, ), *, <text:s/>}</text:p>
      <text:p text:style-name="P5">cs-db-22@csdb22:~/melvin/codes/exp2$ ./a.out </text:p>
      <text:p text:style-name="P5">Enter the number of production rules <text:s text:c="3"/>: 6</text:p>
      <text:p text:style-name="P5">E=EAE</text:p>
      <text:p text:style-name="P5">E=(E)</text:p>
      <text:p text:style-name="P5">E=-E</text:p>
      <text:p text:style-name="P5">E=a</text:p>
      <text:p text:style-name="P5">E=+</text:p>
      <text:p text:style-name="P5">E=*</text:p>
      <text:p text:style-name="P5"/>
      <text:p text:style-name="P5"><text:s/>First(E) = { (, -, a, +, *, }</text:p>
      <text:p text:style-name="P5"/>
      <text:p text:style-name="P5"><text:s/>Follow() = { $, ), <text:s/>}</text:p>
      <text:p text:style-name="P5"><text:s/>Follow(E) = { $, , ), <text:s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4:25:53.393732710</meta:creation-date>
    <dc:date>2022-10-13T15:02:36.388316717</dc:date>
    <meta:editing-duration>PT51M7S</meta:editing-duration>
    <meta:editing-cycles>5</meta:editing-cycles>
    <meta:generator>LibreOffice/7.3.5.2$Linux_X86_64 LibreOffice_project/30$Build-2</meta:generator>
    <meta:document-statistic meta:table-count="0" meta:image-count="0" meta:object-count="0" meta:page-count="7" meta:paragraph-count="309" meta:word-count="914" meta:character-count="5368" meta:non-whitespace-character-count="4117"/>
  </office:meta>
</office:document-meta>
</file>